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igersund">
            <text:p>Eigersund</text:p>
          </table:table-cell>
          <table:table-cell office:value-type="string" office:value="radiocarbon">
            <text:p>radiocarbon</text:p>
          </table:table-cell>
          <table:table-cell office:value-type="string" office:value="T-6088B">
            <text:p>T-6088B</text:p>
          </table:table-cell>
          <table:table-cell office:value-type="float" office:value="58.426247">
            <text:p>58.426247</text:p>
          </table:table-cell>
          <table:table-cell office:value-type="float" office:value="5.952236">
            <text:p>5.952236</text:p>
          </table:table-cell>
          <table:table-cell office:value-type="float" office:value="9720.0">
            <text:p>9720.0</text:p>
          </table:table-cell>
          <table:table-cell office:value-type="float" office:value="100.0">
            <text:p>100.0</text:p>
          </table:table-cell>
          <table:table-cell office:value-type="string" office:value="twigs">
            <text:p>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1.18">
            <text:p>1.18</text:p>
          </table:table-cell>
          <table:table-cell office:value-type="float" office:value="1.175952023477929">
            <text:p>1.175952023477929</text:p>
          </table:table-cell>
          <table:table-cell office:value-type="string" office:value="Simonsen2005,ProschDanielsen2006,CreelEtal2022">
            <text:p>Simonsen2005,ProschDanielsen2006,CreelEtal2022</text:p>
          </table:table-cell>
        </table:table-row>
        <table:table-row>
          <table:table-cell office:value-type="string" office:value="Eigersund">
            <text:p>Eigersund</text:p>
          </table:table-cell>
          <table:table-cell office:value-type="string" office:value="radiocarbon">
            <text:p>radiocarbon</text:p>
          </table:table-cell>
          <table:table-cell office:value-type="string" office:value="T-6088A">
            <text:p>T-6088A</text:p>
          </table:table-cell>
          <table:table-cell office:value-type="float" office:value="58.426247">
            <text:p>58.426247</text:p>
          </table:table-cell>
          <table:table-cell office:value-type="float" office:value="5.952236">
            <text:p>5.952236</text:p>
          </table:table-cell>
          <table:table-cell office:value-type="float" office:value="9520.0">
            <text:p>9520.0</text:p>
          </table:table-cell>
          <table:table-cell office:value-type="float" office:value="100.0">
            <text:p>100.0</text:p>
          </table:table-cell>
          <table:table-cell office:value-type="string" office:value="twigs">
            <text:p>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1.18">
            <text:p>1.18</text:p>
          </table:table-cell>
          <table:table-cell office:value-type="float" office:value="1.175952023477929">
            <text:p>1.175952023477929</text:p>
          </table:table-cell>
          <table:table-cell office:value-type="string" office:value="Simonsen2005,ProschDanielsen2006,CreelEtal2022">
            <text:p>Simonsen2005,ProschDanielsen2006,CreelEtal2022</text:p>
          </table:table-cell>
        </table:table-row>
        <table:table-row>
          <table:table-cell office:value-type="string" office:value="Eigersund">
            <text:p>Eigersund</text:p>
          </table:table-cell>
          <table:table-cell office:value-type="string" office:value="radiocarbon">
            <text:p>radiocarbon</text:p>
          </table:table-cell>
          <table:table-cell office:value-type="string" office:value="T-1167">
            <text:p>T-1167</text:p>
          </table:table-cell>
          <table:table-cell office:value-type="float" office:value="58.416666666666664">
            <text:p>58.416666666666664</text:p>
          </table:table-cell>
          <table:table-cell office:value-type="float" office:value="5.983333333333333">
            <text:p>5.983333333333333</text:p>
          </table:table-cell>
          <table:table-cell office:value-type="float" office:value="3340.0">
            <text:p>3340.0</text:p>
          </table:table-cell>
          <table:table-cell office:value-type="float" office:value="80.0">
            <text:p>8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92">
            <text:p>4.92</text:p>
          </table:table-cell>
          <table:table-cell office:value-type="float" office:value="1.17">
            <text:p>1.17</text:p>
          </table:table-cell>
          <table:table-cell office:value-type="float" office:value="1.174023589014781">
            <text:p>1.174023589014781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Eigersund">
            <text:p>Eigersund</text:p>
          </table:table-cell>
          <table:table-cell office:value-type="string" office:value="radiocarbon">
            <text:p>radiocarbon</text:p>
          </table:table-cell>
          <table:table-cell office:value-type="string" office:value="T-6090">
            <text:p>T-6090</text:p>
          </table:table-cell>
          <table:table-cell office:value-type="float" office:value="58.426247">
            <text:p>58.426247</text:p>
          </table:table-cell>
          <table:table-cell office:value-type="float" office:value="5.952236">
            <text:p>5.952236</text:p>
          </table:table-cell>
          <table:table-cell office:value-type="float" office:value="7990.0">
            <text:p>7990.0</text:p>
          </table:table-cell>
          <table:table-cell office:value-type="float" office:value="120.0">
            <text:p>120.0</text:p>
          </table:table-cell>
          <table:table-cell office:value-type="string" office:value="twigs">
            <text:p>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3.0">
            <text:p>-3.0</text:p>
          </table:table-cell>
          <table:table-cell office:value-type="float" office:value="1.17">
            <text:p>1.17</text:p>
          </table:table-cell>
          <table:table-cell office:value-type="float" office:value="1.1731329191519686">
            <text:p>1.1731329191519686</text:p>
          </table:table-cell>
          <table:table-cell office:value-type="string" office:value="Simonsen2005,ProschDanielsen2006,CreelEtal2022">
            <text:p>Simonsen2005,ProschDanielsen2006,CreelEtal2022</text:p>
          </table:table-cell>
        </table:table-row>
        <table:table-row>
          <table:table-cell office:value-type="string" office:value="Eigersund">
            <text:p>Eigersund</text:p>
          </table:table-cell>
          <table:table-cell office:value-type="string" office:value="radiocarbon">
            <text:p>radiocarbon</text:p>
          </table:table-cell>
          <table:table-cell office:value-type="string" office:value="T-6089">
            <text:p>T-6089</text:p>
          </table:table-cell>
          <table:table-cell office:value-type="float" office:value="58.426247">
            <text:p>58.426247</text:p>
          </table:table-cell>
          <table:table-cell office:value-type="float" office:value="5.952236">
            <text:p>5.952236</text:p>
          </table:table-cell>
          <table:table-cell office:value-type="float" office:value="9240.0">
            <text:p>9240.0</text:p>
          </table:table-cell>
          <table:table-cell office:value-type="float" office:value="120.0">
            <text:p>120.0</text:p>
          </table:table-cell>
          <table:table-cell office:value-type="string" office:value="twigs">
            <text:p>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3.08">
            <text:p>-3.08</text:p>
          </table:table-cell>
          <table:table-cell office:value-type="float" office:value="1.17">
            <text:p>1.17</text:p>
          </table:table-cell>
          <table:table-cell office:value-type="float" office:value="1.1731329191519686">
            <text:p>1.1731329191519686</text:p>
          </table:table-cell>
          <table:table-cell office:value-type="string" office:value="Simonsen2005,ProschDanielsen2006,CreelEtal2022">
            <text:p>Simonsen2005,ProschDanielsen2006,CreelEtal2022</text:p>
          </table:table-cell>
        </table:table-row>
        <table:table-row>
          <table:table-cell office:value-type="string" office:value="Eigersund">
            <text:p>Eigersund</text:p>
          </table:table-cell>
          <table:table-cell office:value-type="string" office:value="radiocarbon">
            <text:p>radiocarbon</text:p>
          </table:table-cell>
          <table:table-cell office:value-type="string" office:value="T-1717">
            <text:p>T-1717</text:p>
          </table:table-cell>
          <table:table-cell office:value-type="float" office:value="58.426871">
            <text:p>58.426871</text:p>
          </table:table-cell>
          <table:table-cell office:value-type="float" office:value="5.894776">
            <text:p>5.894776</text:p>
          </table:table-cell>
          <table:table-cell office:value-type="float" office:value="7050.0">
            <text:p>7050.0</text:p>
          </table:table-cell>
          <table:table-cell office:value-type="float" office:value="140.0">
            <text:p>14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1.18">
            <text:p>1.18</text:p>
          </table:table-cell>
          <table:table-cell office:value-type="float" office:value="1.1759601008881735">
            <text:p>1.1759601008881735</text:p>
          </table:table-cell>
          <table:table-cell office:value-type="string" office:value="ProschDanielsen2006,CreelEtal2022">
            <text:p>ProschDanielsen2006,CreelEtal2022</text:p>
          </table:table-cell>
        </table:table-row>
        <table:table-row>
          <table:table-cell office:value-type="string" office:value="Eigersund">
            <text:p>Eigersund</text:p>
          </table:table-cell>
          <table:table-cell office:value-type="string" office:value="radiocarbon">
            <text:p>radiocarbon</text:p>
          </table:table-cell>
          <table:table-cell office:value-type="string" office:value="T-1286">
            <text:p>T-1286</text:p>
          </table:table-cell>
          <table:table-cell office:value-type="float" office:value="58.416666666666664">
            <text:p>58.416666666666664</text:p>
          </table:table-cell>
          <table:table-cell office:value-type="float" office:value="5.983333333333333">
            <text:p>5.983333333333333</text:p>
          </table:table-cell>
          <table:table-cell office:value-type="float" office:value="5810.0">
            <text:p>5810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1.18">
            <text:p>1.18</text:p>
          </table:table-cell>
          <table:table-cell office:value-type="float" office:value="1.176658293039896">
            <text:p>1.176658293039896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Eigersund">
            <text:p>Eigersund</text:p>
          </table:table-cell>
          <table:table-cell office:value-type="string" office:value="radiocarbon">
            <text:p>radiocarbon</text:p>
          </table:table-cell>
          <table:table-cell office:value-type="string" office:value="T-1716">
            <text:p>T-1716</text:p>
          </table:table-cell>
          <table:table-cell office:value-type="float" office:value="58.426871">
            <text:p>58.426871</text:p>
          </table:table-cell>
          <table:table-cell office:value-type="float" office:value="5.894776">
            <text:p>5.894776</text:p>
          </table:table-cell>
          <table:table-cell office:value-type="float" office:value="3730.0">
            <text:p>3730.0</text:p>
          </table:table-cell>
          <table:table-cell office:value-type="float" office:value="100.0">
            <text:p>100.0</text:p>
          </table:table-cell>
          <table:table-cell office:value-type="string" office:value="magno caricetum peat">
            <text:p>magno caricetum pea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1.18">
            <text:p>1.18</text:p>
          </table:table-cell>
          <table:table-cell office:value-type="float" office:value="1.1759175816701284">
            <text:p>1.1759175816701284</text:p>
          </table:table-cell>
          <table:table-cell office:value-type="string" office:value="ProschDanielsenSimonsen2000,ProschDanielsen2006,CreelEtal2022">
            <text:p>ProschDanielsenSimonsen2000,ProschDanielsen2006,CreelEtal2022</text:p>
          </table:table-cell>
        </table:table-row>
        <table:table-row>
          <table:table-cell office:value-type="string" office:value="Eigersund">
            <text:p>Eigersund</text:p>
          </table:table-cell>
          <table:table-cell office:value-type="string" office:value="radiocarbon">
            <text:p>radiocarbon</text:p>
          </table:table-cell>
          <table:table-cell office:value-type="string" office:value="T-1715">
            <text:p>T-1715</text:p>
          </table:table-cell>
          <table:table-cell office:value-type="float" office:value="58.426247">
            <text:p>58.426247</text:p>
          </table:table-cell>
          <table:table-cell office:value-type="float" office:value="5.952236">
            <text:p>5.952236</text:p>
          </table:table-cell>
          <table:table-cell office:value-type="float" office:value="2880.0">
            <text:p>2880.0</text:p>
          </table:table-cell>
          <table:table-cell office:value-type="float" office:value="210.0">
            <text:p>210.0</text:p>
          </table:table-cell>
          <table:table-cell office:value-type="string" office:value="terrestrial carr peat">
            <text:p>terrestrial carr pea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1.18">
            <text:p>1.18</text:p>
          </table:table-cell>
          <table:table-cell office:value-type="float" office:value="1.1759095039678162">
            <text:p>1.1759095039678162</text:p>
          </table:table-cell>
          <table:table-cell office:value-type="string" office:value="ProschDanielsenSimonsen2000,ProschDanielsen2006,CreelEtal2022">
            <text:p>ProschDanielsenSimonsen2000,ProschDanielsen2006,CreelEtal2022</text:p>
          </table:table-cell>
        </table:table-row>
        <table:table-row>
          <table:table-cell office:value-type="string" office:value="Eigersund">
            <text:p>Eigersund</text:p>
          </table:table-cell>
          <table:table-cell office:value-type="string" office:value="radiocarbon">
            <text:p>radiocarbon</text:p>
          </table:table-cell>
          <table:table-cell office:value-type="string" office:value="T-1714">
            <text:p>T-1714</text:p>
          </table:table-cell>
          <table:table-cell office:value-type="float" office:value="58.426247">
            <text:p>58.426247</text:p>
          </table:table-cell>
          <table:table-cell office:value-type="float" office:value="5.952236">
            <text:p>5.952236</text:p>
          </table:table-cell>
          <table:table-cell office:value-type="float" office:value="2320.0">
            <text:p>2320.0</text:p>
          </table:table-cell>
          <table:table-cell office:value-type="float" office:value="80.0">
            <text:p>80.0</text:p>
          </table:table-cell>
          <table:table-cell office:value-type="string" office:value="terrestrial carr peat">
            <text:p>terrestrial carr pea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1.18">
            <text:p>1.18</text:p>
          </table:table-cell>
          <table:table-cell office:value-type="float" office:value="1.1759095039678162">
            <text:p>1.1759095039678162</text:p>
          </table:table-cell>
          <table:table-cell office:value-type="string" office:value="ProschDanielsenSimonsen2000,ProschDanielsen2006,CreelEtal2022">
            <text:p>ProschDanielsenSimonsen2000,ProschDanielsen2006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